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officeooo:rsid="001b7b3a" officeooo:paragraph-rsid="001b7b3a" style:font-size-asian="40pt" style:font-weight-asian="bold" style:font-size-complex="40pt" style:font-weight-complex="bold"/>
    </style:style>
    <style:style style:name="P2" style:family="paragraph" style:parent-style-name="Standard">
      <style:paragraph-properties fo:text-align="start" style:justify-single-word="false"/>
      <style:text-properties fo:font-size="21pt" fo:font-style="italic" fo:font-weight="bold" officeooo:rsid="001d2fc7" officeooo:paragraph-rsid="001d2fc7" style:font-size-asian="21pt" style:font-style-asian="italic" style:font-weight-asian="bold" style:font-size-complex="21pt" style:font-style-complex="italic" style:font-weight-complex="bold"/>
    </style:style>
    <style:style style:name="P3" style:family="paragraph" style:parent-style-name="Standard">
      <style:paragraph-properties fo:margin-top="0.499cm" fo:margin-bottom="0cm" style:contextual-spacing="false" fo:text-align="start" style:justify-single-word="false"/>
      <style:text-properties fo:font-size="21pt" fo:font-style="italic" fo:font-weight="bold" officeooo:rsid="001d2fc7" officeooo:paragraph-rsid="001d2fc7" style:font-size-asian="21pt" style:font-style-asian="italic" style:font-weight-asian="bold" style:font-size-complex="21pt" style:font-style-complex="italic" style:font-weight-complex="bold"/>
    </style:style>
    <style:style style:name="P4" style:family="paragraph" style:parent-style-name="Standard">
      <style:paragraph-properties fo:margin-top="0.499cm" fo:margin-bottom="0cm" style:contextual-spacing="false" fo:text-align="start" style:justify-single-word="false"/>
      <style:text-properties fo:font-size="21pt" fo:font-style="italic" fo:font-weight="bold" officeooo:rsid="00287013" officeooo:paragraph-rsid="00287013" style:font-size-asian="21pt" style:font-style-asian="italic" style:font-weight-asian="bold" style:font-size-complex="21pt" style:font-style-complex="italic" style:font-weight-complex="bold"/>
    </style:style>
    <style:style style:name="P5" style:family="paragraph" style:parent-style-name="Standard">
      <style:paragraph-properties fo:margin-top="0.499cm" fo:margin-bottom="0cm" style:contextual-spacing="false" fo:text-align="start" style:justify-single-word="false"/>
      <style:text-properties fo:font-size="21pt" fo:font-style="italic" fo:font-weight="bold" officeooo:rsid="00288a28" officeooo:paragraph-rsid="00288a28" style:font-size-asian="21pt" style:font-style-asian="italic" style:font-weight-asian="bold" style:font-size-complex="21pt" style:font-style-complex="italic" style:font-weight-complex="bold"/>
    </style:style>
    <style:style style:name="P6" style:family="paragraph" style:parent-style-name="Standard">
      <style:paragraph-properties fo:margin-top="0.499cm" fo:margin-bottom="0cm" style:contextual-spacing="false" fo:text-align="start" style:justify-single-word="false"/>
      <style:text-properties fo:font-size="21pt" fo:font-style="italic" fo:font-weight="bold" officeooo:rsid="002b7eb6" officeooo:paragraph-rsid="002b7eb6" style:font-size-asian="21pt" style:font-style-asian="italic" style:font-weight-asian="bold" style:font-size-complex="21pt" style:font-style-complex="italic" style:font-weight-complex="bold"/>
    </style:style>
    <style:style style:name="P7" style:family="paragraph" style:parent-style-name="Standard">
      <style:paragraph-properties fo:text-align="start" style:justify-single-word="false"/>
      <style:text-properties fo:font-size="16pt" officeooo:rsid="001969e6" officeooo:paragraph-rsid="001969e6" style:font-size-asian="14pt" style:font-size-complex="16pt"/>
    </style:style>
    <style:style style:name="P8" style:family="paragraph" style:parent-style-name="Standard">
      <style:paragraph-properties fo:text-align="start" style:justify-single-word="false"/>
      <style:text-properties fo:font-size="16pt" officeooo:rsid="001d2fc7" officeooo:paragraph-rsid="001d2fc7" style:font-size-asian="14pt" style:font-size-complex="16pt"/>
    </style:style>
    <style:style style:name="P9" style:family="paragraph" style:parent-style-name="Standard">
      <style:paragraph-properties fo:margin-top="0.499cm" fo:margin-bottom="0cm" style:contextual-spacing="false" fo:text-align="start" style:justify-single-word="false"/>
      <style:text-properties fo:font-size="16pt" officeooo:rsid="001d2fc7" officeooo:paragraph-rsid="001d2fc7" style:font-size-asian="14pt" style:font-size-complex="16pt"/>
    </style:style>
    <style:style style:name="P10" style:family="paragraph" style:parent-style-name="Standard">
      <style:paragraph-properties fo:text-align="start" style:justify-single-word="false"/>
      <style:text-properties fo:font-size="16pt" officeooo:rsid="002250e3" officeooo:paragraph-rsid="002250e3" style:font-size-asian="14pt" style:font-size-complex="16pt"/>
    </style:style>
    <style:style style:name="P11" style:family="paragraph" style:parent-style-name="Standard">
      <style:paragraph-properties fo:text-align="start" style:justify-single-word="false"/>
      <style:text-properties fo:font-size="16pt" officeooo:rsid="002a3f62" officeooo:paragraph-rsid="002a3f62" style:font-size-asian="14pt" style:font-size-complex="16pt"/>
    </style:style>
    <style:style style:name="P12" style:family="paragraph" style:parent-style-name="Standard">
      <style:paragraph-properties fo:text-align="start" style:justify-single-word="false"/>
      <style:text-properties fo:font-size="16pt" officeooo:rsid="002a62fc" officeooo:paragraph-rsid="002a62fc" style:font-size-asian="14pt" style:font-size-complex="16pt"/>
    </style:style>
    <style:style style:name="P13" style:family="paragraph" style:parent-style-name="Standard">
      <style:paragraph-properties fo:text-align="start" style:justify-single-word="false"/>
      <style:text-properties fo:font-size="16pt" officeooo:rsid="002b8679" officeooo:paragraph-rsid="002b8679" style:font-size-asian="14pt" style:font-size-complex="16pt"/>
    </style:style>
    <style:style style:name="P14" style:family="paragraph" style:parent-style-name="Standard">
      <style:paragraph-properties fo:text-align="start" style:justify-single-word="false"/>
      <style:text-properties officeooo:paragraph-rsid="001d2fc7"/>
    </style:style>
    <style:style style:name="T1" style:family="text">
      <style:text-properties style:text-line-through-style="solid" style:text-line-through-type="single"/>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officeooo:rsid="001a68eb"/>
    </style:style>
    <style:style style:name="T5" style:family="text">
      <style:text-properties fo:font-size="16pt" officeooo:rsid="001d2fc7" style:font-size-asian="14pt" style:font-size-complex="16pt"/>
    </style:style>
    <style:style style:name="T6" style:family="text">
      <style:text-properties fo:font-size="16pt" fo:font-style="italic" officeooo:rsid="001d2fc7" style:font-size-asian="14pt" style:font-style-asian="italic" style:font-size-complex="16pt" style:font-style-complex="italic"/>
    </style:style>
    <style:style style:name="T7" style:family="text">
      <style:text-properties fo:font-size="16pt" fo:font-style="italic" fo:font-weight="bold" officeooo:rsid="001d2fc7" style:font-size-asian="14pt" style:font-style-asian="italic" style:font-weight-asian="bold" style:font-size-complex="16pt" style:font-style-complex="italic" style:font-weight-complex="bold"/>
    </style:style>
    <style:style style:name="T8" style:family="text">
      <style:text-properties fo:font-size="21pt" fo:font-style="italic" fo:font-weight="bold" style:font-size-asian="21pt" style:font-style-asian="italic" style:font-weight-asian="bold" style:font-size-complex="21pt" style:font-style-complex="italic" style:font-weight-complex="bold"/>
    </style:style>
    <style:style style:name="T9" style:family="text">
      <style:text-properties fo:font-size="21pt" fo:font-style="italic" fo:font-weight="bold" officeooo:rsid="002250e3" style:font-size-asian="21pt" style:font-style-asian="italic" style:font-weight-asian="bold" style:font-size-complex="21pt" style:font-style-complex="italic" style:font-weight-complex="bold"/>
    </style:style>
    <style:style style:name="T10" style:family="text">
      <style:text-properties officeooo:rsid="0022ff35"/>
    </style:style>
    <style:style style:name="T11" style:family="text">
      <style:text-properties officeooo:rsid="002494b7"/>
    </style:style>
    <style:style style:name="T12" style:family="text">
      <style:text-properties officeooo:rsid="002b7eb6"/>
    </style:style>
    <style:style style:name="T13" style:family="text">
      <style:text-properties officeooo:rsid="002ccb1f"/>
    </style:style>
    <style:style style:name="T14" style:family="text">
      <style:text-properties officeooo:rsid="002de631"/>
    </style:style>
    <style:style style:name="T15" style:family="text">
      <style:text-properties officeooo:rsid="002e7f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erola Jam 0</text:p>
      <text:p text:style-name="P2">Jam theme</text:p>
      <text:p text:style-name="P14"><text:span text:style-name="T6">aberration</text:span><text:span text:style-name="T5">: </text:span><text:span text:style-name="T6">a </text:span><text:span text:style-name="T7">departure from</text:span><text:span text:style-name="T6"> what is normal, </text:span><text:span text:style-name="T7">usual</text:span><text:span text:style-name="T6">, or </text:span><text:span text:style-name="T7">expected</text:span><text:span text:style-name="T6">, </text:span><text:span text:style-name="T7">typically</text:span><text:span text:style-name="T6"> one that is </text:span><text:span text:style-name="T7">unwelcome</text:span><text:span text:style-name="T6">.</text:span></text:p>
      <text:p text:style-name="P3">Overview</text:p>
      <text:p text:style-name="P7">The game is a basic 2D platformer with a twist: the control <text:span text:style-name="T11">scheme</text:span> <text:span text:style-name="T4">will randomly </text:span><text:span text:style-name="T1">change</text:span> <text:span text:style-name="T2">aberrate</text:span> as you progress further in the game.</text:p>
      <text:p text:style-name="P3">Game structure</text:p>
      <text:p text:style-name="P8">The game will be played like any other platform game, where you need to reach the goal while avoiding obstacles such as wrecking balls, deep holes, sharp blades and so on.</text:p>
      <text:p text:style-name="P9"><text:span text:style-name="T8">Game</text:span><text:span text:style-name="T9">play</text:span></text:p>
      <text:p text:style-name="P10">As the player, your goal is to reach the end <text:span text:style-name="T10">of the level, but each time you finish a level, </text:span><text:span text:style-name="T11">the control scheme will change randomly, except for the first few levels, where it is fixed.</text:span></text:p>
      <text:p text:style-name="P4">Hazards and level<text:span text:style-name="T12">s</text:span></text:p>
      <text:p text:style-name="P11">Some hazards will be static and others will be able to move. Levels will have and increasing difficuly with an ever growing number of hazards placed in them.</text:p>
      <text:p text:style-name="P5">Graphic</text:p>
      <text:p text:style-name="P12">It will be composed of simple shapes and ugly drawings i’ll make in paint or something, but spirtes will <text:span text:style-name="T1">swap</text:span> <text:span text:style-name="T3">aberrate</text:span> themselfes randomly. The background will occasionally be replaced with some random abstract shit and a shader glitch may be applied to some sprites to further fit the jam’s theme. <text:span text:style-name="T13">Particles may also be added to improve the overall fell.</text:span></text:p>
      <text:p text:style-name="P6">Sound and music</text:p>
      <text:p text:style-name="P13">I have no idea what sounds to use so yeah <text:span text:style-name="T14">I guess I</text:span>’ll just leave this for now. <text:span text:style-name="T14">The music will be a normal </text:span><text:span text:style-name="T15">chill music that will eventually change to something weirder and out of contex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1T16:25:55.570000000</meta:creation-date>
    <dc:date>2024-03-01T17:24:27.195000000</dc:date>
    <meta:editing-duration>PT57M7S</meta:editing-duration>
    <meta:editing-cycles>25</meta:editing-cycles>
    <meta:generator>LibreOffice/7.6.2.1$Windows_X86_64 LibreOffice_project/56f7684011345957bbf33a7ee678afaf4d2ba333</meta:generator>
    <meta:document-statistic meta:table-count="0" meta:image-count="0" meta:object-count="0" meta:page-count="1" meta:paragraph-count="15" meta:word-count="247" meta:character-count="1377" meta:non-whitespace-character-count="1145"/>
  </office:meta>
</office:document-meta>
</file>